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A1A300006FEE00000CB63188B0542D30D789.svg" manifest:media-type="image/svg+xml"/>
  <manifest:file-entry manifest:full-path="Pictures/1000B43C0000786100000C9C0805886D7E2F580E.svg" manifest:media-type="image/svg+xml"/>
  <manifest:file-entry manifest:full-path="Pictures/1000020100000261000000A287424720B7D80F34.png" manifest:media-type="image/png"/>
  <manifest:file-entry manifest:full-path="Pictures/100059DC00003EFC000010BE8202F3C230ABD428.svg" manifest:media-type="image/svg+xml"/>
  <manifest:file-entry manifest:full-path="Pictures/1000B2B90000786100000C9CED1AFF038F894F93.svg" manifest:media-type="image/svg+xml"/>
  <manifest:file-entry manifest:full-path="Pictures/100002010000048E0000007B58A42A03B731E685.png" manifest:media-type="image/png"/>
  <manifest:file-entry manifest:full-path="Pictures/1000A57D0000787C00000CB6AB61E5CAF690230A.svg" manifest:media-type="image/svg+xml"/>
  <manifest:file-entry manifest:full-path="Pictures/100002010000043A0000007A76DFE4F22B04195F.png" manifest:media-type="image/png"/>
  <manifest:file-entry manifest:full-path="Pictures/100002010000048D0000007A9D2B59D8E079103E.png" manifest:media-type="image/png"/>
  <manifest:file-entry manifest:full-path="Pictures/100002010000048D0000007A06C648C55BBB58F8.png" manifest:media-type="image/png"/>
  <manifest:file-entry manifest:full-path="Pictures/10000201000001E2000000A21DE9FFC94A4006CC.png" manifest:media-type="image/png"/>
  <manifest:file-entry manifest:full-path="Pictures/1000CEE70000786100000C9CD6516FCF83D43B95.svg" manifest:media-type="image/svg+xml"/>
  <manifest:file-entry manifest:full-path="Pictures/10000201000002C00000035125BC39E69F2BDD86.png" manifest:media-type="image/png"/>
  <manifest:file-entry manifest:full-path="Pictures/100002010000048D0000007AD8A920DDDCE71D67.png" manifest:media-type="image/png"/>
  <manifest:file-entry manifest:full-path="Pictures/100047BB000031D1000010BE6F601E1BA49F83E2.svg" manifest:media-type="image/svg+xml"/>
  <manifest:file-entry manifest:full-path="Pictures/10006B8D00003EFC000010BE1631C93FC98F89B9.svg" manifest:media-type="image/svg+xml"/>
  <manifest:file-entry manifest:full-path="Pictures/1000020100000261000000A2A602CAF7AB310592.png" manifest:media-type="image/png"/>
  <manifest:file-entry manifest:full-path="Pictures/100002010000043B0000007B5D568320C91BC719.png" manifest:media-type="image/png"/>
  <manifest:file-entry manifest:full-path="Pictures/1000BBF300006FD400000C9CED6068EF98E1C9AE.svg" manifest:media-type="image/svg+xml"/>
  <manifest:file-entry manifest:full-path="Pictures/10000201000004CF00000181010586D7743CA5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gradient" draw:fill-gradient-name="Gradient_20_3" draw:textarea-horizontal-align="justify" draw:textarea-vertical-align="middle" draw:auto-grow-height="false" fo:min-height="3.306cm" fo:min-width="1.406cm"/>
    </style:style>
    <style:style style:name="gr4" style:family="graphic" style:parent-style-name="standard">
      <style:graphic-properties svg:stroke-width="0.053cm" svg:stroke-color="#000000" draw:marker-start-width="0.279cm" draw:marker-end-width="0.279cm" svg:stroke-opacity="100%" draw:fill="gradient" draw:fill-gradient-name="Gradient_20_13" draw:opacity="50%" draw:textarea-horizontal-align="justify" draw:textarea-vertical-align="middle" draw:auto-grow-height="false" fo:min-height="1.187cm" fo:min-width="1.03cm" fo:padding-top="0.151cm" fo:padding-bottom="0.151cm" fo:padding-left="0.276cm" fo:padding-right="0.276cm"/>
    </style:style>
    <style:style style:name="gr5" style:family="graphic" style:parent-style-name="standard">
      <style:graphic-properties svg:stroke-width="0.106cm" svg:stroke-color="#009900" draw:marker-start-width="0.359cm" draw:marker-end-width="0.359cm" draw:fill="gradient" draw:fill-color="#ffffff" draw:fill-gradient-name="Gradient_20_17" draw:textarea-horizontal-align="justify" draw:textarea-vertical-align="middle" draw:auto-grow-height="false" fo:min-height="2.881cm" fo:min-width="3.815cm" fo:padding-top="0.178cm" fo:padding-bottom="0.178cm" fo:padding-left="0.303cm" fo:padding-right="0.303cm" fo:wrap-option="no-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19.48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gradient" draw:fill-gradient-name="Gradient_20_3"/>
      <style:paragraph-properties fo:text-align="center"/>
    </style:style>
    <style:style style:name="P5" style:family="paragraph">
      <loext:graphic-properties draw:fill="gradient" draw:fill-gradient-name="Gradient_20_13" draw:opacity="50%"/>
      <style:paragraph-properties fo:text-align="center"/>
    </style:style>
    <style:style style:name="P6" style:family="paragraph">
      <style:paragraph-properties fo:text-align="center"/>
    </style:style>
    <style:style style:name="P7" style:family="paragraph">
      <loext:graphic-properties draw:fill="gradient" draw:fill-color="#ffffff" draw:fill-gradient-name="Gradient_20_17"/>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5</text:p>
          </draw:text-box>
        </draw:frame>
        <draw:frame presentation:style-name="pr2"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4</text:p>
          </draw:text-box>
        </draw:frame>
        <draw:frame presentation:style-name="pr2"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3</text:p>
          </draw:text-box>
        </draw:frame>
        <draw:frame presentation:style-name="pr2"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2</text:p>
          </draw:text-box>
        </draw:frame>
        <draw:frame presentation:style-name="pr2"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1</text:p>
          </draw:text-box>
        </draw:frame>
        <draw:frame presentation:style-name="pr2"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layer="layout" svg:width="8.565cm" svg:height="19.483cm" svg:x="18.034cm" svg:y="0.837cm" presentation:class="title" presentation:user-transformed="true">
          <draw:text-box>
            <text:p>Our group</text:p>
          </draw:text-box>
        </draw:frame>
        <draw:frame draw:style-name="gr2" draw:text-style-name="P2" draw:layer="layout" svg:width="17.412cm" svg:height="20.999cm" svg:x="0cm" svg:y="0cm">
          <draw:image xlink:href="Pictures/10000201000002C00000035125BC39E69F2BDD8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2" draw:text-style-name="P2" draw:layer="layout" svg:width="25.044cm" svg:height="2.806cm" svg:x="2.67cm" svg:y="6.604cm">
          <draw:image xlink:href="Pictures/1000BBF300006FD400000C9CED6068EF98E1C9AE.svg" xlink:type="simple" xlink:show="embed" xlink:actuate="onLoad">
            <text:p/>
          </draw:image>
          <draw:image xlink:href="Pictures/100002010000043A0000007A76DFE4F22B04195F.png" xlink:type="simple" xlink:show="embed" xlink:actuate="onLoad"/>
        </draw:frame>
        <draw:frame draw:style-name="gr2" draw:text-style-name="P2" xml:id="id2" draw:id="id2" draw:layer="layout" svg:width="26.924cm" svg:height="2.792cm" svg:x="0.762cm" svg:y="14.208cm">
          <draw:image xlink:href="Pictures/1000CEE70000786100000C9CD6516FCF83D43B95.svg" xlink:type="simple" xlink:show="embed" xlink:actuate="onLoad">
            <text:p/>
          </draw:image>
          <draw:image xlink:href="Pictures/100002010000048D0000007A06C648C55BBB58F8.png" xlink:type="simple" xlink:show="embed" xlink:actuate="onLoad"/>
        </draw:frame>
        <draw:custom-shape draw:style-name="gr3" draw:text-style-name="P4" xml:id="id1" draw:id="id1" draw:layer="layout" svg:width="3.81cm" svg:height="4.064cm" svg:x="12.474cm" svg:y="9.7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 draw:layer="layout" svg:width="25.199cm" svg:height="3.506cm" svg:x="1.401cm" svg:y="0.837cm" presentation:class="title" presentation:user-transformed="true">
          <draw:text-box>
            <text:p>Part of what we d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 draw:text-style-name="P4" xml:id="id3" draw:id="id3" draw:layer="layout" svg:width="3.81cm" svg:height="4.064cm" svg:x="14.224cm" svg:y="9.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2" draw:layer="layout" svg:width="19.866cm" svg:height="6.675cm" svg:x="7.058cm" svg:y="1.707cm">
          <draw:image xlink:href="Pictures/100047BB000031D1000010BE6F601E1BA49F83E2.svg" xlink:type="simple" xlink:show="embed" xlink:actuate="onLoad">
            <text:p/>
          </draw:image>
          <draw:image xlink:href="Pictures/10000201000001E2000000A21DE9FFC94A4006CC.png" xlink:type="simple" xlink:show="embed" xlink:actuate="onLoad"/>
        </draw:frame>
        <draw:frame draw:style-name="gr2" draw:text-style-name="P2" xml:id="id4" draw:id="id4" draw:layer="layout" svg:width="25.117cm" svg:height="6.675cm" svg:x="1.807cm" svg:y="13.899cm">
          <draw:image xlink:href="Pictures/10006B8D00003EFC000010BE1631C93FC98F89B9.svg" xlink:type="simple" xlink:show="embed" xlink:actuate="onLoad">
            <text:p/>
          </draw:image>
          <draw:image xlink:href="Pictures/1000020100000261000000A2A602CAF7AB31059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 draw:text-style-name="P2" draw:layer="layout" svg:width="26.803cm" svg:height="8.381cm" svg:x="0.53cm" svg:y="5.998cm">
          <draw:image xlink:href="Pictures/10000201000004CF00000181010586D7743CA553.png" xlink:type="simple" xlink:show="embed" xlink:actuate="onLoad">
            <text:p/>
          </draw:image>
        </draw:frame>
        <draw:frame presentation:style-name="pr1" draw:layer="layout" svg:width="25.199cm" svg:height="3.506cm" svg:x="1.401cm" svg:y="0.837cm" presentation:class="title" presentation:user-transformed="true">
          <draw:text-box>
            <text:p>The genetic code</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2" draw:text-style-name="P2" xml:id="id6" draw:id="id6" draw:layer="layout" svg:width="26.776cm" svg:height="3.149cm" svg:x="0.762cm" svg:y="9.652cm">
          <draw:image xlink:href="Pictures/1000A57D0000787C00000CB6AB61E5CAF690230A.svg" xlink:type="simple" xlink:show="embed" xlink:actuate="onLoad">
            <text:p/>
          </draw:image>
          <draw:image xlink:href="Pictures/100002010000048E0000007B58A42A03B731E685.png" xlink:type="simple" xlink:show="embed" xlink:actuate="onLoad"/>
        </draw:frame>
        <draw:frame draw:style-name="gr2" draw:text-style-name="P2" xml:id="id8" draw:id="id8" draw:layer="layout" svg:width="27.432cm" svg:height="2.873cm" svg:x="0.254cm" svg:y="17.78cm">
          <draw:image xlink:href="Pictures/1000B2B90000786100000C9CED1AFF038F894F93.svg" xlink:type="simple" xlink:show="embed" xlink:actuate="onLoad">
            <text:p/>
          </draw:image>
          <draw:image xlink:href="Pictures/100002010000048D0000007A9D2B59D8E079103E.png" xlink:type="simple" xlink:show="embed" xlink:actuate="onLoad"/>
        </draw:frame>
        <draw:custom-shape draw:style-name="gr3" draw:text-style-name="P4" xml:id="id5" draw:id="id5"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xml:id="id7" draw:id="id7"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xml:id="id9" draw:id="id9" draw:layer="layout" svg:width="3.898cm" svg:height="3.688cm" svg:x="0.166cm" svg:y="17.27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2" draw:layer="layout" svg:width="16.515cm" svg:height="4.389cm" svg:x="4.826cm" svg:y="0.437cm">
          <draw:image xlink:href="Pictures/10006B8D00003EFC000010BE1631C93FC98F89B9.svg" xlink:type="simple" xlink:show="embed" xlink:actuate="onLoad">
            <text:p/>
          </draw:image>
          <draw:image xlink:href="Pictures/1000020100000261000000A2A602CAF7AB31059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3" draw:text-style-name="P4"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2" xml:id="id11" draw:id="id11" draw:layer="layout" svg:width="16.123cm" svg:height="4.285cm" svg:x="5.721cm" svg:y="0.508cm">
          <draw:image xlink:href="Pictures/100059DC00003EFC000010BE8202F3C230ABD428.svg" xlink:type="simple" xlink:show="embed" xlink:actuate="onLoad">
            <text:p/>
          </draw:image>
          <draw:image xlink:href="Pictures/1000020100000261000000A287424720B7D80F34.png" xlink:type="simple" xlink:show="embed" xlink:actuate="onLoad"/>
        </draw:frame>
        <draw:custom-shape draw:style-name="gr5" draw:text-style-name="P7" xml:id="id12" draw:id="id12" draw:layer="layout" svg:width="6.604cm" svg:height="4.826cm" svg:x="21.082cm" svg:y="2.54cm">
          <text:p text:style-name="P6"><text:span text:style-name="T1">Playfulness</text:span></text:p>
          <text:p text:style-name="P6"><text:span text:style-name="T1">of nature</text:span></text:p>
          <draw:enhanced-geometry svg:viewBox="0 0 21600 21600" draw:text-areas="3000 3320 17110 17330" draw:type="cloud-callout" draw:modifiers="1906.55563966692 -4403.23182100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6" draw:layer="layout" svg:width="27.432cm" svg:height="2.872cm" svg:x="0.254cm" svg:y="17.779cm">
          <draw:image xlink:href="Pictures/1000B43C0000786100000C9C0805886D7E2F580E.svg" xlink:type="simple" xlink:show="embed" xlink:actuate="onLoad">
            <text:p/>
          </draw:image>
          <draw:image xlink:href="Pictures/100002010000048D0000007AD8A920DDDCE71D67.png" xlink:type="simple" xlink:show="embed" xlink:actuate="onLoad"/>
        </draw:frame>
        <draw:frame draw:style-name="gr6" draw:text-style-name="P6" xml:id="id10" draw:id="id10" draw:layer="layout" svg:width="25.713cm" svg:height="2.919cm" svg:x="2.019cm" svg:y="9.709cm">
          <draw:image xlink:href="Pictures/1000A1A300006FEE00000CB63188B0542D30D789.svg" xlink:type="simple" xlink:show="embed" xlink:actuate="onLoad">
            <text:p/>
          </draw:image>
          <draw:image xlink:href="Pictures/100002010000043B0000007B5D568320C91BC719.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2" draw:text-style-name="P2" draw:layer="layout" svg:width="26.636cm" svg:height="7.079cm" svg:x="0.796cm" svg:y="8.382cm">
          <draw:image xlink:href="Pictures/100059DC00003EFC000010BE8202F3C230ABD428.svg" xlink:type="simple" xlink:show="embed" xlink:actuate="onLoad">
            <text:p/>
          </draw:image>
          <draw:image xlink:href="Pictures/1000020100000261000000A287424720B7D80F34.png"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linear" draw:start-color="#ff66cc" draw:end-color="#9966cc" draw:start-intensity="100%" draw:end-intensity="100%" draw:angle="300" draw:border="0%"/>
    <draw:gradient draw:name="Gradient_20_17" draw:display-name="Gradient 17" draw:style="linear" draw:start-color="#99ff66" draw:end-color="#ccff66" draw:start-intensity="100%" draw:end-intensity="100%" draw:angle="300" draw:border="0%"/>
    <draw:gradient draw:name="Gradient_20_3" draw:display-name="Gradient 3" draw:style="linear" draw:start-color="#ff3333" draw:end-color="#ffff99"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1T19:47:34.431074756</meta:creation-date>
    <dc:date>2016-11-01T21:14:55.360673322</dc:date>
    <meta:editing-duration>PT1H13M3S</meta:editing-duration>
    <meta:editing-cycles>31</meta:editing-cycles>
    <meta:generator>LibreOffice/5.2.2.2$Linux_X86_64 LibreOffice_project/20m0$Build-2</meta:generator>
    <meta:document-statistic meta:object-count="79"/>
  </office:meta>
</office:document-meta>
</file>